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51cm" style:rel-column-width="16384*"/>
    </style:style>
    <style:style style:name="Tabla1.D" style:family="table-column">
      <style:table-column-properties style:column-width="4.249cm" style:rel-column-width="1638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51cm" style:rel-column-width="16384*"/>
    </style:style>
    <style:style style:name="Tabla2.D" style:family="table-column">
      <style:table-column-properties style:column-width="4.249cm" style:rel-column-width="16383*"/>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4.251cm" style:rel-column-width="16384*"/>
    </style:style>
    <style:style style:name="Tabla3.D" style:family="table-column">
      <style:table-column-properties style:column-width="4.249cm" style:rel-column-width="16383*"/>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4.251cm" style:rel-column-width="16384*"/>
    </style:style>
    <style:style style:name="Tabla4.D" style:family="table-column">
      <style:table-column-properties style:column-width="4.249cm" style:rel-column-width="16383*"/>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9" style:family="table-row">
      <style:table-row-properties style:min-row-height="0.73cm"/>
    </style:style>
    <style:style style:name="Tabla5" style:family="table">
      <style:table-properties style:width="17cm" table:align="margins"/>
    </style:style>
    <style:style style:name="Tabla5.A" style:family="table-column">
      <style:table-column-properties style:column-width="4.251cm" style:rel-column-width="16384*"/>
    </style:style>
    <style:style style:name="Tabla5.D" style:family="table-column">
      <style:table-column-properties style:column-width="4.249cm" style:rel-column-width="16383*"/>
    </style:style>
    <style:style style:name="Tabla5.1" style:family="table-row">
      <style:table-row-properties style:min-row-height="0.212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P1" style:family="paragraph" style:parent-style-name="Header">
      <style:text-properties fo:color="#cccccc" officeooo:rsid="001ca472" officeooo:paragraph-rsid="001ca472"/>
    </style:style>
    <style:style style:name="P2" style:family="paragraph" style:parent-style-name="Standard">
      <style:paragraph-properties fo:text-align="center" style:justify-single-word="false"/>
      <style:text-properties officeooo:rsid="001ca472" officeooo:paragraph-rsid="001ca472"/>
    </style:style>
    <style:style style:name="P3" style:family="paragraph" style:parent-style-name="Standard">
      <style:paragraph-properties fo:text-align="start" style:justify-single-word="false"/>
      <style:text-properties officeooo:rsid="001ca472" officeooo:paragraph-rsid="001ca472"/>
    </style:style>
    <style:style style:name="P4" style:family="paragraph" style:parent-style-name="Standard">
      <style:paragraph-properties fo:text-align="start" style:justify-single-word="false"/>
      <style:text-properties officeooo:rsid="001ca472" officeooo:paragraph-rsid="0027721a"/>
    </style:style>
    <style:style style:name="P5" style:family="paragraph" style:parent-style-name="Standard">
      <style:paragraph-properties fo:text-align="start" style:justify-single-word="false"/>
      <style:text-properties officeooo:paragraph-rsid="001d7a56"/>
    </style:style>
    <style:style style:name="P6" style:family="paragraph" style:parent-style-name="Standard">
      <style:paragraph-properties fo:text-align="start" style:justify-single-word="false"/>
      <style:text-properties officeooo:rsid="001d0228" officeooo:paragraph-rsid="001d0228"/>
    </style:style>
    <style:style style:name="P7" style:family="paragraph" style:parent-style-name="Standard">
      <style:paragraph-properties fo:text-align="start" style:justify-single-word="false"/>
      <style:text-properties officeooo:rsid="001d0228" officeooo:paragraph-rsid="001d7a56"/>
    </style:style>
    <style:style style:name="P8" style:family="paragraph" style:parent-style-name="Standard">
      <style:paragraph-properties fo:text-align="start" style:justify-single-word="false"/>
      <style:text-properties fo:font-weight="bold" officeooo:rsid="001ca472" officeooo:paragraph-rsid="001ca472" style:font-weight-asian="bold" style:font-weight-complex="bold"/>
    </style:style>
    <style:style style:name="P9" style:family="paragraph" style:parent-style-name="Standard">
      <style:paragraph-properties fo:text-align="center" style:justify-single-word="false"/>
      <style:text-properties fo:font-weight="bold" officeooo:rsid="001ca472" style:font-weight-asian="bold" style:font-weight-complex="bold"/>
    </style:style>
    <style:style style:name="P10" style:family="paragraph" style:parent-style-name="Standard">
      <style:paragraph-properties fo:text-align="center" style:justify-single-word="false"/>
      <style:text-properties fo:font-weight="bold" officeooo:rsid="001ca472" officeooo:paragraph-rsid="001ca472" style:font-weight-asian="bold" style:font-weight-complex="bold"/>
    </style:style>
    <style:style style:name="P11" style:family="paragraph" style:parent-style-name="Standard">
      <style:paragraph-properties fo:text-align="start" style:justify-single-word="false"/>
      <style:text-properties fo:font-weight="bold" officeooo:rsid="001d0228" officeooo:paragraph-rsid="001d0228"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start" style:justify-single-word="false"/>
      <style:text-properties fo:font-size="14pt" fo:font-weight="bold" officeooo:rsid="001d7a56" officeooo:paragraph-rsid="001d7a56"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27721a" officeooo:paragraph-rsid="0027721a"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3e259a" officeooo:paragraph-rsid="003e259a"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officeooo:rsid="001ca472" officeooo:paragraph-rsid="001d7a56"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4b45fc" officeooo:paragraph-rsid="004b45f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4b45fc" officeooo:paragraph-rsid="003e259a"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officeooo:rsid="001e30b3" officeooo:paragraph-rsid="001e30b3"/>
    </style:style>
    <style:style style:name="P20" style:family="paragraph" style:parent-style-name="Standard">
      <style:paragraph-properties fo:text-align="start" style:justify-single-word="false"/>
      <style:text-properties officeooo:rsid="001ea2fe" officeooo:paragraph-rsid="001ea2fe"/>
    </style:style>
    <style:style style:name="P21" style:family="paragraph" style:parent-style-name="Standard">
      <style:paragraph-properties fo:text-align="start" style:justify-single-word="false"/>
      <style:text-properties officeooo:rsid="00206ba7" officeooo:paragraph-rsid="00206ba7"/>
    </style:style>
    <style:style style:name="P22" style:family="paragraph" style:parent-style-name="Standard">
      <style:paragraph-properties fo:text-align="start" style:justify-single-word="false"/>
      <style:text-properties officeooo:rsid="00221040" officeooo:paragraph-rsid="00221040"/>
    </style:style>
    <style:style style:name="P23" style:family="paragraph" style:parent-style-name="Standard">
      <style:paragraph-properties fo:text-align="start" style:justify-single-word="false"/>
      <style:text-properties style:text-underline-style="none" officeooo:rsid="001ca472" officeooo:paragraph-rsid="001ea2fe"/>
    </style:style>
    <style:style style:name="P24" style:family="paragraph" style:parent-style-name="Standard">
      <style:paragraph-properties fo:text-align="start" style:justify-single-word="false"/>
      <style:text-properties officeooo:rsid="0022c671" officeooo:paragraph-rsid="0022c671"/>
    </style:style>
    <style:style style:name="P25" style:family="paragraph" style:parent-style-name="Standard">
      <style:paragraph-properties fo:text-align="start" style:justify-single-word="false"/>
      <style:text-properties officeooo:rsid="0022fe1d" officeooo:paragraph-rsid="0022fe1d"/>
    </style:style>
    <style:style style:name="P26" style:family="paragraph" style:parent-style-name="Standard">
      <style:paragraph-properties fo:text-align="start" style:justify-single-word="false"/>
      <style:text-properties officeooo:rsid="0023eaaa" officeooo:paragraph-rsid="0023eaaa"/>
    </style:style>
    <style:style style:name="P27" style:family="paragraph" style:parent-style-name="Standard">
      <style:paragraph-properties fo:text-align="start" style:justify-single-word="false"/>
      <style:text-properties fo:font-size="12pt" fo:font-weight="normal" officeooo:rsid="0024b3ca" officeooo:paragraph-rsid="0024b3ca"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7721a" officeooo:paragraph-rsid="0027721a"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7721a" officeooo:paragraph-rsid="002aa3ea"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7721a" officeooo:paragraph-rsid="002ed235"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94482" officeooo:paragraph-rsid="0027721a"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94482" officeooo:paragraph-rsid="002aa3ea"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2aa3ea" officeooo:paragraph-rsid="0027721a"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fae25" officeooo:paragraph-rsid="002fae25"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1962d" officeooo:paragraph-rsid="0031962d"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1962d" officeooo:paragraph-rsid="003210a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58319" officeooo:paragraph-rsid="00358319"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69450" officeooo:paragraph-rsid="00369450"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3853a4" officeooo:paragraph-rsid="003853a4"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3e259a" officeooo:paragraph-rsid="003e259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3f1e1d" officeooo:paragraph-rsid="003f1e1d"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400a82" officeooo:paragraph-rsid="00400a82"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411a2c" officeooo:paragraph-rsid="00411a2c"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31962d" officeooo:paragraph-rsid="0031962d"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27721a" officeooo:paragraph-rsid="0027721a"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bold" officeooo:rsid="00411a2c" officeooo:paragraph-rsid="00411a2c"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411a2c" officeooo:paragraph-rsid="0042a8e9" style:font-size-asian="10.5pt" style:font-weight-asian="bold" style:font-size-complex="12pt" style:font-weight-complex="bold"/>
    </style:style>
    <style:style style:name="P48" style:family="paragraph" style:parent-style-name="Table_20_Contents">
      <style:paragraph-properties fo:text-align="center" style:justify-single-word="false"/>
      <style:text-properties fo:font-size="12pt" fo:font-weight="bold" officeooo:rsid="0024b3ca" officeooo:paragraph-rsid="0024b3ca" style:font-size-asian="12pt" style:font-weight-asian="bold" style:font-size-complex="12pt" style:font-weight-complex="bold"/>
    </style:style>
    <style:style style:name="P49" style:family="paragraph" style:parent-style-name="Table_20_Contents">
      <style:paragraph-properties fo:text-align="center" style:justify-single-word="false"/>
      <style:text-properties fo:font-size="12pt" fo:font-weight="bold" officeooo:rsid="003853a4" officeooo:paragraph-rsid="003853a4"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fo:font-size="12pt" fo:font-weight="bold" officeooo:rsid="0038d23d" officeooo:paragraph-rsid="0038d23d" style:font-size-asian="12pt" style:font-weight-asian="bold" style:font-size-complex="12pt" style:font-weight-complex="bold"/>
    </style:style>
    <style:style style:name="P51" style:family="paragraph" style:parent-style-name="Table_20_Contents">
      <style:paragraph-properties fo:text-align="center" style:justify-single-word="false"/>
      <style:text-properties fo:font-size="12pt" fo:font-weight="bold" officeooo:rsid="00494d76" officeooo:paragraph-rsid="00494d76"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fo:font-size="12pt" fo:font-weight="bold" officeooo:rsid="0043197f" officeooo:paragraph-rsid="0043197f" style:font-size-asian="10.5pt" style:font-weight-asian="bold" style:font-size-complex="12pt" style:font-weight-complex="bold"/>
    </style:style>
    <style:style style:name="P53" style:family="paragraph" style:parent-style-name="Table_20_Contents">
      <style:paragraph-properties fo:text-align="center" style:justify-single-word="false"/>
      <style:text-properties fo:font-size="12pt" fo:font-weight="bold" officeooo:rsid="0047960f" officeooo:paragraph-rsid="0047960f" style:font-size-asian="10.5pt" style:font-weight-asian="bold" style:font-size-complex="12pt" style:font-weight-complex="bold"/>
    </style:style>
    <style:style style:name="P54" style:family="paragraph" style:parent-style-name="Table_20_Contents">
      <style:paragraph-properties fo:text-align="center" style:justify-single-word="false"/>
      <style:text-properties fo:font-size="12pt" officeooo:rsid="0024b3ca" officeooo:paragraph-rsid="0024b3ca" style:font-size-asian="12pt" style:font-size-complex="12pt"/>
    </style:style>
    <style:style style:name="P55" style:family="paragraph" style:parent-style-name="Table_20_Contents">
      <style:paragraph-properties fo:text-align="center" style:justify-single-word="false"/>
      <style:text-properties fo:font-size="12pt" officeooo:rsid="0044d05a" officeooo:paragraph-rsid="0044d05a" style:font-size-asian="10.5pt" style:font-size-complex="12pt"/>
    </style:style>
    <style:style style:name="P56" style:family="paragraph" style:parent-style-name="Table_20_Contents">
      <style:paragraph-properties fo:text-align="center" style:justify-single-word="false"/>
      <style:text-properties fo:font-size="12pt" officeooo:rsid="0045780a" officeooo:paragraph-rsid="0045780a" style:font-size-asian="10.5pt" style:font-size-complex="12pt"/>
    </style:style>
    <style:style style:name="P57" style:family="paragraph" style:parent-style-name="Table_20_Contents">
      <style:paragraph-properties fo:text-align="center" style:justify-single-word="false"/>
      <style:text-properties fo:font-size="12pt" officeooo:rsid="0047960f" officeooo:paragraph-rsid="0047960f" style:font-size-asian="10.5pt" style:font-size-complex="12pt"/>
    </style:style>
    <style:style style:name="P58" style:family="paragraph" style:parent-style-name="Table_20_Contents">
      <style:paragraph-properties fo:text-align="center" style:justify-single-word="false"/>
      <style:text-properties fo:font-size="12pt" fo:font-weight="normal" officeooo:rsid="0038d23d" officeooo:paragraph-rsid="0038d23d" style:font-size-asian="12pt" style:font-weight-asian="normal" style:font-size-complex="12pt" style:font-weight-complex="normal"/>
    </style:style>
    <style:style style:name="P59" style:family="paragraph" style:parent-style-name="Table_20_Contents">
      <style:paragraph-properties fo:text-align="center" style:justify-single-word="false"/>
      <style:text-properties fo:font-size="12pt" fo:font-weight="normal" officeooo:rsid="00494d76" officeooo:paragraph-rsid="00494d76" style:font-size-asian="12pt" style:font-weight-asian="normal" style:font-size-complex="12pt" style:font-weight-complex="normal"/>
    </style:style>
    <style:style style:name="P60" style:family="paragraph" style:parent-style-name="Standard" style:list-style-name="L1">
      <style:paragraph-properties fo:text-align="start" style:justify-single-word="false"/>
      <style:text-properties fo:font-weight="bold" officeooo:rsid="001ca472" officeooo:paragraph-rsid="001ca472" style:font-weight-asian="bold" style:font-weight-complex="bold"/>
    </style:style>
    <style:style style:name="P61" style:family="paragraph" style:parent-style-name="Standard" style:list-style-name="L1">
      <style:paragraph-properties fo:text-align="start" style:justify-single-word="false"/>
      <style:text-properties fo:font-weight="bold" officeooo:rsid="001ca472" officeooo:paragraph-rsid="003b89ad" style:font-weight-asian="bold" style:font-weight-complex="bold"/>
    </style:style>
    <style:style style:name="P62" style:family="paragraph" style:parent-style-name="Standard" style:list-style-name="L1">
      <style:paragraph-properties fo:text-align="start" style:justify-single-word="false"/>
      <style:text-properties fo:font-weight="bold" officeooo:rsid="001ca472" officeooo:paragraph-rsid="003df463" style:font-weight-asian="bold" style:font-weight-complex="bold"/>
    </style:style>
    <style:style style:name="P63" style:family="paragraph" style:parent-style-name="Standard" style:list-style-name="L2">
      <style:paragraph-properties fo:text-align="start" style:justify-single-word="false"/>
      <style:text-properties officeooo:rsid="001ca472" officeooo:paragraph-rsid="001d7a56"/>
    </style:style>
    <style:style style:name="P64" style:family="paragraph" style:parent-style-name="Standard" style:list-style-name="L2">
      <style:paragraph-properties fo:text-align="start" style:justify-single-word="false"/>
      <style:text-properties officeooo:rsid="001ca472" officeooo:paragraph-rsid="001ea2fe"/>
    </style:style>
    <style:style style:name="P65" style:family="paragraph" style:parent-style-name="Standard" style:list-style-name="L2">
      <style:paragraph-properties fo:text-align="start" style:justify-single-word="false"/>
      <style:text-properties fo:font-size="14pt" fo:font-weight="normal" officeooo:rsid="001ca472" officeooo:paragraph-rsid="001d7a56"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font-size="14pt" fo:font-weight="bold" officeooo:rsid="001d7a56" officeooo:paragraph-rsid="001d7a56" style:font-size-asian="14pt" style:font-weight-asian="bold" style:font-size-complex="14pt" style:font-weight-complex="bold"/>
    </style:style>
    <style:style style:name="P67" style:family="paragraph" style:parent-style-name="Standard" style:list-style-name="L3">
      <style:paragraph-properties fo:text-align="start" style:justify-single-word="false"/>
      <style:text-properties fo:font-size="12pt" fo:font-weight="normal" officeooo:rsid="0027721a" officeooo:paragraph-rsid="0027721a" style:font-size-asian="12pt" style:font-weight-asian="normal" style:font-size-complex="12pt" style:font-weight-complex="normal"/>
    </style:style>
    <style:style style:name="P68" style:family="paragraph" style:parent-style-name="Standard" style:list-style-name="L4">
      <style:paragraph-properties fo:text-align="start" style:justify-single-word="false"/>
      <style:text-properties fo:font-size="12pt" fo:font-weight="normal" officeooo:rsid="003e259a" officeooo:paragraph-rsid="003e259a" style:font-size-asian="10.5pt" style:font-weight-asian="normal" style:font-size-complex="12pt" style:font-weight-complex="normal"/>
    </style:style>
    <style:style style:name="T1" style:family="text">
      <style:text-properties fo:color="#000000"/>
    </style:style>
    <style:style style:name="T2" style:family="text">
      <style:text-properties officeooo:rsid="001ea2fe"/>
    </style:style>
    <style:style style:name="T3" style:family="text">
      <style:text-properties officeooo:rsid="00206ba7"/>
    </style:style>
    <style:style style:name="T4" style:family="text">
      <style:text-properties style:font-name="Liberation Serif"/>
    </style:style>
    <style:style style:name="T5" style:family="text">
      <style:text-properties style:font-name="Liberation Serif" officeooo:rsid="0022fe1d"/>
    </style:style>
    <style:style style:name="T6" style:family="text">
      <style:text-properties style:text-underline-style="none" officeooo:rsid="002b8c7b"/>
    </style:style>
    <style:style style:name="T7" style:family="text">
      <style:text-properties style:text-underline-style="none" officeooo:rsid="0031962d"/>
    </style:style>
    <style:style style:name="T8" style:family="text">
      <style:text-properties officeooo:rsid="00221040"/>
    </style:style>
    <style:style style:name="T9" style:family="text">
      <style:text-properties officeooo:rsid="0022c671"/>
    </style:style>
    <style:style style:name="T10" style:family="text">
      <style:text-properties officeooo:rsid="0022fe1d"/>
    </style:style>
    <style:style style:name="T11" style:family="text">
      <style:text-properties officeooo:rsid="0023eaaa"/>
    </style:style>
    <style:style style:name="T12" style:family="text">
      <style:text-properties officeooo:rsid="00250ff1"/>
    </style:style>
    <style:style style:name="T13" style:family="text">
      <style:text-properties officeooo:rsid="002516a0"/>
    </style:style>
    <style:style style:name="T14" style:family="text">
      <style:text-properties officeooo:rsid="002aa3ea"/>
    </style:style>
    <style:style style:name="T15" style:family="text">
      <style:text-properties officeooo:rsid="002b8c7b"/>
    </style:style>
    <style:style style:name="T16" style:family="text">
      <style:text-properties officeooo:rsid="002d2cde"/>
    </style:style>
    <style:style style:name="T17" style:family="text">
      <style:text-properties officeooo:rsid="0031962d"/>
    </style:style>
    <style:style style:name="T18" style:family="text">
      <style:text-properties officeooo:rsid="003210ac"/>
    </style:style>
    <style:style style:name="T19" style:family="text">
      <style:text-properties officeooo:rsid="0032a53f"/>
    </style:style>
    <style:style style:name="T20" style:family="text">
      <style:text-properties officeooo:rsid="00335205"/>
    </style:style>
    <style:style style:name="T21" style:family="text">
      <style:text-properties officeooo:rsid="00358319"/>
    </style:style>
    <style:style style:name="T22" style:family="text">
      <style:text-properties officeooo:rsid="003df463"/>
    </style:style>
    <style:style style:name="T23" style:family="text">
      <style:text-properties officeooo:rsid="00411a2c"/>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42a8e9" style:font-weight-asian="normal" style:font-weight-complex="normal"/>
    </style:style>
    <style:style style:name="T27" style:family="text">
      <style:text-properties fo:font-weight="normal" officeooo:rsid="0043197f" style:font-weight-asian="normal" style:font-weight-complex="normal"/>
    </style:style>
    <style:style style:name="T28" style:family="text">
      <style:text-properties officeooo:rsid="0042a8e9"/>
    </style:style>
    <style:style style:name="T29" style:family="text">
      <style:text-properties officeooo:rsid="0044d05a"/>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9">PROYECTO DE EVALUACIÓN DEL RENDIMIENTO</text:p>
      <text:p text:style-name="P10">FASE-III</text:p>
      <text:p text:style-name="P10"/>
      <text:p text:style-name="P2"/>
      <text:p text:style-name="P3"/>
      <text:p text:style-name="P3"/>
      <text:p text:style-name="P3">Aliaga Hyder Alejandro Jesús</text:p>
      <text:p text:style-name="P3">48765284V</text:p>
      <text:p text:style-name="P3">Viernes 13:00 a 15:0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8">INDICE</text:p>
      <text:p text:style-name="P8"/>
      <text:list xml:id="list1229497155104236189" text:style-name="L1">
        <text:list-item>
          <text:p text:style-name="P60">NET Bubble Sort SEE (comparando assembler + c) ……………………….<text:span text:style-name="T22">P 3-4</text:span></text:p>
          <text:list>
            <text:list-item>
              <text:p text:style-name="P61">¿Qué hace el programa? …………………………...……………..<text:span text:style-name="T22">P 3</text:span></text:p>
            </text:list-item>
            <text:list-item>
              <text:p text:style-name="P61">¿Se utilizan extensiones MMX o SSE? …………………………..<text:span text:style-name="T22">P 3</text:span></text:p>
            </text:list-item>
            <text:list-item>
              <text:p text:style-name="P61">Comenta el funcionamiento de la función ……………………….<text:span text:style-name="T22">P 3</text:span></text:p>
            </text:list-item>
            <text:list-item>
              <text:p text:style-name="P60">Ganancia del algoritmo MMX/SSE <text:s/>respecto al secuencial …….<text:span text:style-name="T22">P 3-4</text:span></text:p>
              <text:p text:style-name="P60"/>
            </text:list-item>
          </text:list>
        </text:list-item>
        <text:list-item>
          <text:p text:style-name="P61">NET Data Transfer (comparando assembler + C) ………………………….<text:span text:style-name="T22">P 4-5</text:span></text:p>
          <text:list>
            <text:list-item>
              <text:p text:style-name="P61">¿Qué hace el programa? …………………………...……………..<text:span text:style-name="T22">P 4</text:span></text:p>
            </text:list-item>
            <text:list-item>
              <text:p text:style-name="P60">Explica las instrucciones: shufpd, cmpltpd, movmskpd ……….<text:span text:style-name="T22">P 4</text:span></text:p>
            </text:list-item>
            <text:list-item>
              <text:p text:style-name="P60">Explica el funcionamiento de la siguiente función ……………...<text:span text:style-name="T22">P 4</text:span></text:p>
            </text:list-item>
            <text:list-item>
              <text:p text:style-name="P60">Ganancia del algortimo optimizado respecto al secuencial …….<text:span text:style-name="T22">P 4-5</text:span></text:p>
              <text:p text:style-name="P60"/>
            </text:list-item>
          </text:list>
        </text:list-item>
        <text:list-item>
          <text:p text:style-name="P61">NET Inner Product (comparando assebler + C) ……………………………<text:span text:style-name="T22">P 6</text:span></text:p>
          <text:list>
            <text:list-item>
              <text:p text:style-name="P62">¿Qué hace el programa? …………………………...……………..<text:span text:style-name="T22">P 6</text:span></text:p>
            </text:list-item>
            <text:list-item>
              <text:p text:style-name="P62">Explica el funcionamiento de la siguiente función ……………...<text:span text:style-name="T22">P 6</text:span></text:p>
            </text:list-item>
            <text:list-item>
              <text:p text:style-name="P62">Ganacia del algoritmo optimizado respecto al secuencial ……...<text:span text:style-name="T22">P 6</text:span></text:p>
            </text:list-item>
          </text:list>
        </text:list-item>
      </text:list>
      <text:p text:style-name="P1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13"/>
      <text:p text:style-name="P13"/>
      <text:p text:style-name="P13"/>
      <text:p text:style-name="P13"/>
      <text:p text:style-name="P13"><text:soft-page-break/>1. NET Bubble Sort SEE (comparando assembler + c)</text:p>
      <text:p text:style-name="P13"/>
      <text:list xml:id="list6927595982819558167" text:style-name="L2">
        <text:list-item>
          <text:p text:style-name="P63">¿Qué hace el programa?</text:p>
        </text:list-item>
      </text:list>
      <text:p text:style-name="P5"/>
      <text:p text:style-name="P19">Ordenar <text:span text:style-name="T2">elementos de un «vector&gt; haciendo uso del algoritmo de la burbuja, implementado en C y ensamblador mediante las instrucciones SEE2, calcular el tiempo en ms de ejecución para cada implementación y calcular la ganancia de las SEE2 respecto la versión en C.</text:span></text:p>
      <text:p text:style-name="P5"/>
      <text:list xml:id="list154334084369121" text:continue-numbering="true" text:style-name="L2">
        <text:list-item>
          <text:p text:style-name="P63">¿Se utilizan extensiones MMX o SSE?</text:p>
          <text:p text:style-name="P63"/>
        </text:list-item>
      </text:list>
      <text:p text:style-name="P20">Hace uso de la extensiones SSE, en concreto de las instrucciones SS<text:span text:style-name="T9">E</text:span>2. Podemos ver en el código el uso de instrucciones de la variante “paquete” <text:s/>para trabajar con <text:span text:style-name="T8">múltiples</text:span> datos, las cuales <text:span text:style-name="T3">s</text:span>e identifican con el sufijo «pd». <text:span text:style-name="T3">Instrucciones utilizadas:</text:span></text:p>
      <text:p text:style-name="P21"/>
      <text:p text:style-name="P21">movapd =&gt; carga los registros xmm con datos.</text:p>
      <text:p text:style-name="P21"><text:span text:style-name="Source_20_Text"><text:span text:style-name="T4">shufpd(con valor 1) <text:s text:c="2"/>=&gt; para cambiar la parte alta del resgistro </text:span></text:span><text:span text:style-name="Source_20_Text"><text:span text:style-name="T5">por la baja e inversa</text:span></text:span></text:p>
      <text:p text:style-name="P21"><text:span text:style-name="Source_20_Text"><text:span text:style-name="T4">Minpd =&gt; guardar el minimo valor de un xmm.</text:span></text:span></text:p>
      <text:p text:style-name="P21"><text:span text:style-name="Source_20_Text"><text:span text:style-name="T4">maxpd =&gt; guardar el maximo valor de un xmm.</text:span></text:span></text:p>
      <text:p text:style-name="P22">Cmpltpd =&gt; comparar paquetes “double” con un valor</text:p>
      <text:p text:style-name="P5"/>
      <text:list xml:id="list154334579249204" text:continue-numbering="true" text:style-name="L2">
        <text:list-item>
          <text:p text:style-name="P64">Comenta el funcionamiento de la función: <text:span text:style-name="T2">void sortDoublesSSE(Int32 byteCount, double* values)</text:span></text:p>
        </text:list-item>
      </text:list>
      <text:p text:style-name="P23"/>
      <text:p text:style-name="P24">En la función a explicar, la parte a destacar es el cuerpo del algoritmo, el resto es lo mismo visto hasta ahora.</text:p>
      <text:p text:style-name="P24"/>
      <text:p text:style-name="P24">En primer lugar, mediante la instrucción movapd mueve los datos (valores a ordenar) en los registros xmm0-<text:span text:style-name="T10">1</text:span>, siendo xmm<text:span text:style-name="T10">2-3 copias de los anteriores.</text:span></text:p>
      <text:p text:style-name="P24"/>
      <text:p text:style-name="P25">Cada registro contiene 2 números pero no sabemos si están ordenados, para ello primero hace uso de la instrucción shutfpd, intercambiando la parte alta por la baja de los registros xmm1-3 y teniendo los otros como copia de la posición original.</text:p>
      <text:p text:style-name="P25"/>
      <text:p text:style-name="P25"><text:s/><text:span text:style-name="T11">Hace uso de las instrucción minpd para poner el menor valor del xmm2 en los registros xmm0-1 y de la instrucción maxpd para obtener el maximo guardado en los registros xmm2-3.</text:span></text:p>
      <text:p text:style-name="P5"/>
      <text:p text:style-name="P26">Finalmente falta comprar los registros para asegurarse cual de los dos valores dentro d ellos registros esta ordenado.</text:p>
      <text:p text:style-name="P5"/>
      <text:list xml:id="list154334691246123" text:continue-numbering="true" text:style-name="L2">
        <text:list-item>
          <text:p text:style-name="P65">Ganancia del algoritmo MMX/SSE <text:s/>respecto al secuencial</text:p>
        </text:list-item>
      </text:list>
      <text:p text:style-name="P16"/>
      <text:p text:style-name="P27">La version SEE2 esta haciendo <text:span text:style-name="T12">el doble de comparaciones en el mismo tiempo, por tanto es de esperar un mayor rendimiento, pero no necesariamente el doble de rápido ya que influyen otro factores como la forma en la que se leen los valores, como se almacenan en el pc etc.</text:span></text:p>
      <text:p text:style-name="P27"/>
      <text:p text:style-name="P27"/>
      <text:p text:style-name="P27"/>
      <text:p text:style-name="P27"><text:soft-page-break/></text:p>
      <table:table table:name="Tabla1" table:style-name="Tabla1">
        <table:table-column table:style-name="Tabla1.A" table:number-columns-repeated="3"/>
        <table:table-column table:style-name="Tabla1.D"/>
        <table:table-row>
          <table:table-cell table:style-name="Tabla1.A1" office:value-type="string">
            <text:p text:style-name="P48">items</text:p>
          </table:table-cell>
          <table:table-cell table:style-name="Tabla1.A1" office:value-type="string">
            <text:p text:style-name="P48">SEE (ms)</text:p>
          </table:table-cell>
          <table:table-cell table:style-name="Tabla1.A1" office:value-type="string">
            <text:p text:style-name="P48">C (ms)</text:p>
          </table:table-cell>
          <table:table-cell table:style-name="Tabla1.D1" office:value-type="string">
            <text:p text:style-name="P48"><text:span text:style-name="T13">Ganancia</text:span> SEE/C (%)</text:p>
          </table:table-cell>
        </table:table-row>
        <table:table-row>
          <table:table-cell table:style-name="Tabla1.A2" office:value-type="string">
            <text:p text:style-name="P54">2</text:p>
          </table:table-cell>
          <table:table-cell table:style-name="Tabla1.A2" office:value-type="string">
            <text:p text:style-name="P54">0</text:p>
          </table:table-cell>
          <table:table-cell table:style-name="Tabla1.A2" office:value-type="string">
            <text:p text:style-name="P54">0</text:p>
          </table:table-cell>
          <table:table-cell table:style-name="Tabla1.D2" office:value-type="string">
            <text:p text:style-name="P54">0</text:p>
          </table:table-cell>
        </table:table-row>
        <table:table-row>
          <table:table-cell table:style-name="Tabla1.A2" office:value-type="string">
            <text:p text:style-name="P54">512</text:p>
          </table:table-cell>
          <table:table-cell table:style-name="Tabla1.A2" office:value-type="string">
            <text:p text:style-name="P54">0</text:p>
          </table:table-cell>
          <table:table-cell table:style-name="Tabla1.A2" office:value-type="string">
            <text:p text:style-name="P54">0</text:p>
          </table:table-cell>
          <table:table-cell table:style-name="Tabla1.D2" office:value-type="string">
            <text:p text:style-name="P54">0</text:p>
          </table:table-cell>
        </table:table-row>
        <table:table-row>
          <table:table-cell table:style-name="Tabla1.A2" office:value-type="string">
            <text:p text:style-name="P54">1024</text:p>
          </table:table-cell>
          <table:table-cell table:style-name="Tabla1.A2" office:value-type="string">
            <text:p text:style-name="P54">1</text:p>
          </table:table-cell>
          <table:table-cell table:style-name="Tabla1.A2" office:value-type="string">
            <text:p text:style-name="P54">2</text:p>
          </table:table-cell>
          <table:table-cell table:style-name="Tabla1.D2" office:value-type="string">
            <text:p text:style-name="P54">100</text:p>
          </table:table-cell>
        </table:table-row>
        <table:table-row>
          <table:table-cell table:style-name="Tabla1.A2" office:value-type="string">
            <text:p text:style-name="P54">2048</text:p>
          </table:table-cell>
          <table:table-cell table:style-name="Tabla1.A2" office:value-type="string">
            <text:p text:style-name="P54">4</text:p>
          </table:table-cell>
          <table:table-cell table:style-name="Tabla1.A2" office:value-type="string">
            <text:p text:style-name="P54">9</text:p>
          </table:table-cell>
          <table:table-cell table:style-name="Tabla1.D2" office:value-type="string">
            <text:p text:style-name="P54">125</text:p>
          </table:table-cell>
        </table:table-row>
        <table:table-row>
          <table:table-cell table:style-name="Tabla1.A2" office:value-type="string">
            <text:p text:style-name="P54">4096</text:p>
          </table:table-cell>
          <table:table-cell table:style-name="Tabla1.A2" office:value-type="string">
            <text:p text:style-name="P54">18</text:p>
          </table:table-cell>
          <table:table-cell table:style-name="Tabla1.A2" office:value-type="string">
            <text:p text:style-name="P54">44</text:p>
          </table:table-cell>
          <table:table-cell table:style-name="Tabla1.D2" office:value-type="string">
            <text:p text:style-name="P54">144,4</text:p>
          </table:table-cell>
        </table:table-row>
        <table:table-row>
          <table:table-cell table:style-name="Tabla1.A2" office:value-type="string">
            <text:p text:style-name="P54">8192</text:p>
          </table:table-cell>
          <table:table-cell table:style-name="Tabla1.A2" office:value-type="string">
            <text:p text:style-name="P54">89</text:p>
          </table:table-cell>
          <table:table-cell table:style-name="Tabla1.A2" office:value-type="string">
            <text:p text:style-name="P54">210</text:p>
          </table:table-cell>
          <table:table-cell table:style-name="Tabla1.D2" office:value-type="string">
            <text:p text:style-name="P54">135,95</text:p>
          </table:table-cell>
        </table:table-row>
        <table:table-row>
          <table:table-cell table:style-name="Tabla1.A2" office:value-type="string">
            <text:p text:style-name="P54">16384</text:p>
          </table:table-cell>
          <table:table-cell table:style-name="Tabla1.A2" office:value-type="string">
            <text:p text:style-name="P54">375</text:p>
          </table:table-cell>
          <table:table-cell table:style-name="Tabla1.A2" office:value-type="string">
            <text:p text:style-name="P54">772</text:p>
          </table:table-cell>
          <table:table-cell table:style-name="Tabla1.D2" office:value-type="string">
            <text:p text:style-name="P54">105</text:p>
          </table:table-cell>
        </table:table-row>
        <table:table-row>
          <table:table-cell table:style-name="Tabla1.A2" office:value-type="string">
            <text:p text:style-name="P54">32768</text:p>
          </table:table-cell>
          <table:table-cell table:style-name="Tabla1.A2" office:value-type="string">
            <text:p text:style-name="P54">1317</text:p>
          </table:table-cell>
          <table:table-cell table:style-name="Tabla1.A2" office:value-type="string">
            <text:p text:style-name="P54">3067</text:p>
          </table:table-cell>
          <table:table-cell table:style-name="Tabla1.D2" office:value-type="string">
            <text:p text:style-name="P54">132</text:p>
          </table:table-cell>
        </table:table-row>
        <table:table-row>
          <table:table-cell table:style-name="Tabla1.A2" office:value-type="string">
            <text:p text:style-name="P54">65536</text:p>
          </table:table-cell>
          <table:table-cell table:style-name="Tabla1.A2" office:value-type="string">
            <text:p text:style-name="P54">5347</text:p>
          </table:table-cell>
          <table:table-cell table:style-name="Tabla1.A2" office:value-type="string">
            <text:p text:style-name="P54">12798</text:p>
          </table:table-cell>
          <table:table-cell table:style-name="Tabla1.D2" office:value-type="string">
            <text:p text:style-name="P54">139,34</text:p>
          </table:table-cell>
        </table:table-row>
      </table:table>
      <text:p text:style-name="P4"/>
      <text:p text:style-name="P4"/>
      <text:p text:style-name="P14">2. <text:s/>NET Data Transfer (comparando assembler + C)</text:p>
      <text:p text:style-name="P14"/>
      <text:list xml:id="list7925121561645206364" text:style-name="L3">
        <text:list-item>
          <text:p text:style-name="P67">¿Qué hace el programa?</text:p>
        </text:list-item>
      </text:list>
      <text:p text:style-name="P31"/>
      <text:p text:style-name="P32">Comprar<text:span text:style-name="T17">ar</text:span> los resultados, de medir el tiempo en mover los datos de una posición de memoria a otra, <text:span text:style-name="T16">implementados</text:span> en C y en ensamblador <text:span text:style-name="T15">mediante la extensión SSE</text:span><text:span text:style-name="T6">. </text:span><text:span text:style-name="T7">La principal diferencia entre ambas implementaciones es que la version en C copia de entero en entero (4bytes), mientras que la versión SEE copia de cuatro en cuatro enteros (16bytes).</text:span></text:p>
      <text:p text:style-name="P28"/>
      <text:list xml:id="list154334774370620" text:continue-numbering="true" text:style-name="L3">
        <text:list-item>
          <text:p text:style-name="P67">Explica las siguientes instrucciones: shufpd, cmpltpd, movmskpd</text:p>
        </text:list-item>
      </text:list>
      <text:p text:style-name="P33"/>
      <text:p text:style-name="P29">shufpd <text:span text:style-name="T14">=&gt; intercambia posiciones de un registro</text:span></text:p>
      <text:p text:style-name="P30">cmpltpd <text:span text:style-name="T14">=&gt; comparar paquetes “double” con un valor</text:span></text:p>
      <text:p text:style-name="P29">movmskpd <text:span text:style-name="T14">=&gt; </text:span></text:p>
      <text:p text:style-name="P28"/>
      <text:list xml:id="list154334261178219" text:continue-numbering="true" text:style-name="L3">
        <text:list-item>
          <text:p text:style-name="P67">Explica el funcionamiento de la siguiente función: int DataTransferOptimised(int* piDst, int* piSrc,unsigned long SizeInBytes)</text:p>
        </text:list-item>
      </text:list>
      <text:p text:style-name="P28"/>
      <text:p text:style-name="P28"/>
      <text:p text:style-name="P37">A la función le pasan como parámetros el tamaño de la zona reservada y la posición de memoria (punteros) del origen y destino.</text:p>
      <text:p text:style-name="P28"/>
      <text:p text:style-name="P37">Utiliza como contador un registro con el tamaño reservado, este se va decrementando cada vez que se realiza una iteración, como va guardando en un registro de 16 en 16 bytes los cuales meterá en el destino, el contador va restando 16 hasta llegar a 0.</text:p>
      <text:p text:style-name="P37"/>
      <text:p text:style-name="P39">Para poder mover 16 bytes hace uso de la instrucción modqa</text:p>
      <text:p text:style-name="P28"/>
      <text:p text:style-name="P38">A continuación el código ensamblador comentado:</text:p>
      <text:p text:style-name="P38"/>
      <text:p text:style-name="P28"/>
      <text:p text:style-name="P45"><text:soft-page-break/></text:p>
      <text:p text:style-name="P35"><text:tab/>pusha;</text:p>
      <text:p text:style-name="P35">begin:</text:p>
      <text:p text:style-name="P35"><text:tab/><text:tab/><text:tab/><text:tab/><text:tab/>// <text:s/>****** <text:span text:style-name="T18">inicialización ******* //</text:span></text:p>
      <text:p text:style-name="P35"><text:tab/>mov ecx,SizeInBytes;<text:tab/><text:tab/>// contador = tamaño reservado en bytes</text:p>
      <text:p text:style-name="P35"><text:tab/></text:p>
      <text:p text:style-name="P35"><text:tab/>mov edi,piDst;<text:tab/><text:tab/>// <text:span text:style-name="T21">posición</text:span> de destino</text:p>
      <text:p text:style-name="P35"><text:tab/></text:p>
      <text:p text:style-name="P35"><text:tab/>mov esi,piSrc;<text:tab/><text:tab/><text:tab/>// <text:span text:style-name="T21">posición</text:span> con los datos</text:p>
      <text:p text:style-name="P35"/>
      <text:p text:style-name="P35">begina:</text:p>
      <text:p text:style-name="P35"><text:tab/>Cmp ecx,0;<text:tab/><text:tab/><text:tab/>// si contador (tamaño <text:span text:style-name="T21">reservado</text:span>) = 0, termina el bucle</text:p>
      <text:p text:style-name="P36"><text:tab/></text:p>
      <text:p text:style-name="P36"><text:tab/>jz end;</text:p>
      <text:p text:style-name="P35"/>
      <text:p text:style-name="P35"/>
      <text:p text:style-name="P35">body:</text:p>
      <text:p text:style-name="P35"><text:tab/><text:tab/><text:tab/><text:tab/><text:tab/>// *** <text:span text:style-name="T19">pasar datos ***//</text:span></text:p>
      <text:p text:style-name="P35"><text:tab/>mov ebx,SizeInBytes;</text:p>
      <text:p text:style-name="P35"><text:tab/>sub ebx,ecx;</text:p>
      <text:p text:style-name="P35"><text:tab/></text:p>
      <text:p text:style-name="P35"><text:tab/>movdqa xmm1,[esi+ebx];<text:tab/>// <text:span text:style-name="T18">copia de origen 16bytes en xmm1 </text:span></text:p>
      <text:p text:style-name="P35"><text:tab/></text:p>
      <text:p text:style-name="P35"><text:tab/>movdqa [edi+ebx],xmm1;<text:tab/>// <text:span text:style-name="T19">copia xmm1 en destino</text:span></text:p>
      <text:p text:style-name="P44"/>
      <text:p text:style-name="P35">bodya:</text:p>
      <text:p text:style-name="P35"><text:tab/></text:p>
      <text:p text:style-name="P35"><text:tab/>Sub ecx,16;<text:tab/><text:tab/><text:tab/>// <text:span text:style-name="T19">resta al contado 16bytes pasados</text:span></text:p>
      <text:p text:style-name="P35"><text:tab/>jmp begina;<text:tab/><text:tab/><text:tab/>// <text:span text:style-name="T19">siguiente iteración</text:span></text:p>
      <text:p text:style-name="P35"/>
      <text:p text:style-name="P35">end:</text:p>
      <text:p text:style-name="P35"><text:tab/>popa;<text:tab/><text:tab/><text:tab/><text:tab/>// <text:span text:style-name="T20">fin bucle</text:span></text:p>
      <text:p text:style-name="P34"/>
      <text:p text:style-name="P28"/>
      <text:list xml:id="list154335116889691" text:continue-numbering="true" text:style-name="L3">
        <text:list-item>
          <text:p text:style-name="P67">¿Qué ganancia obtenemos con el algoritmo optimizado mediante extensiones SIMD con respecto al algoritmo secuencial? Realiza una batería de pruebas y muéstralo utilizando gráficas explicativas.</text:p>
          <text:p text:style-name="P67"/>
        </text:list-item>
      </text:list>
      <text:p text:style-name="P28"/>
      <table:table table:name="Tabla2" table:style-name="Tabla2">
        <table:table-column table:style-name="Tabla2.A" table:number-columns-repeated="3"/>
        <table:table-column table:style-name="Tabla2.D"/>
        <table:table-row>
          <table:table-cell table:style-name="Tabla2.A1" office:value-type="string">
            <text:p text:style-name="P49">PRUEBA</text:p>
          </table:table-cell>
          <table:table-cell table:style-name="Tabla2.A1" office:value-type="string">
            <text:p text:style-name="P50">SIN Optimizada (4bytes) ms</text:p>
          </table:table-cell>
          <table:table-cell table:style-name="Tabla2.A1" office:value-type="string">
            <text:p text:style-name="P50">Optimizada (16bytes) ms</text:p>
          </table:table-cell>
          <table:table-cell table:style-name="Tabla2.D1" office:value-type="string">
            <text:p text:style-name="P51">Ganancia SEE/x</text:p>
          </table:table-cell>
        </table:table-row>
      </table:table>
      <table:table table:name="Tabla3" table:style-name="Tabla3">
        <table:table-column table:style-name="Tabla3.A" table:number-columns-repeated="3"/>
        <table:table-column table:style-name="Tabla3.D"/>
        <table:table-row>
          <table:table-cell table:style-name="Tabla3.A1" office:value-type="string">
            <text:p text:style-name="P50">1</text:p>
          </table:table-cell>
          <table:table-cell table:style-name="Tabla3.A1" office:value-type="string">
            <text:p text:style-name="P58">213</text:p>
          </table:table-cell>
          <table:table-cell table:style-name="Tabla3.A1" office:value-type="string">
            <text:p text:style-name="P58">66</text:p>
          </table:table-cell>
          <table:table-cell table:style-name="Tabla3.D1" office:value-type="string">
            <text:p text:style-name="P59">0.3098</text:p>
          </table:table-cell>
        </table:table-row>
        <table:table-row>
          <table:table-cell table:style-name="Tabla3.A2" office:value-type="string">
            <text:p text:style-name="P50">2</text:p>
          </table:table-cell>
          <table:table-cell table:style-name="Tabla3.A2" office:value-type="string">
            <text:p text:style-name="P58">205</text:p>
          </table:table-cell>
          <table:table-cell table:style-name="Tabla3.A2" office:value-type="string">
            <text:p text:style-name="P58">62</text:p>
          </table:table-cell>
          <table:table-cell table:style-name="Tabla3.D2" office:value-type="string">
            <text:p text:style-name="P59">0.3024</text:p>
          </table:table-cell>
        </table:table-row>
        <table:table-row>
          <table:table-cell table:style-name="Tabla3.A2" office:value-type="string">
            <text:p text:style-name="P50">3</text:p>
          </table:table-cell>
          <table:table-cell table:style-name="Tabla3.A2" office:value-type="string">
            <text:p text:style-name="P58">201</text:p>
          </table:table-cell>
          <table:table-cell table:style-name="Tabla3.A2" office:value-type="string">
            <text:p text:style-name="P58">61</text:p>
          </table:table-cell>
          <table:table-cell table:style-name="Tabla3.D2" office:value-type="string">
            <text:p text:style-name="P59">0.3034</text:p>
          </table:table-cell>
        </table:table-row>
        <table:table-row>
          <table:table-cell table:style-name="Tabla3.A2" office:value-type="string">
            <text:p text:style-name="P50">4</text:p>
          </table:table-cell>
          <table:table-cell table:style-name="Tabla3.A2" office:value-type="string">
            <text:p text:style-name="P58">203</text:p>
          </table:table-cell>
          <table:table-cell table:style-name="Tabla3.A2" office:value-type="string">
            <text:p text:style-name="P58">61</text:p>
          </table:table-cell>
          <table:table-cell table:style-name="Tabla3.D2" office:value-type="string">
            <text:p text:style-name="P59">0.3004</text:p>
          </table:table-cell>
        </table:table-row>
      </table:table>
      <text:p text:style-name="P28"/>
      <text:p text:style-name="P28"><text:soft-page-break/></text:p>
      <text:p text:style-name="P28"/>
      <text:p text:style-name="P15">3. NET Inner Product (comparando assebler + C)</text:p>
      <text:p text:style-name="P15"/>
      <text:list xml:id="list4296303368684626931" text:style-name="L4">
        <text:list-item>
          <text:p text:style-name="P68">¿Qué hace el programa?</text:p>
        </text:list-item>
      </text:list>
      <text:p text:style-name="P41"/>
      <text:p text:style-name="P41">Cálculo del producto escalar, usando diferentes tipos de datos (char, int, float…) <text:span text:style-name="T23">y</text:span> paralelizando las operaciones mediante SEE/SEE2/SEE3.</text:p>
      <text:p text:style-name="P40"/>
      <text:list xml:id="list154335331443483" text:continue-numbering="true" text:style-name="L4">
        <text:list-item>
          <text:p text:style-name="P68">Comenta la siguiente función: float sse3_inner(const float* a, const float* b, unsigned int size)</text:p>
        </text:list-item>
      </text:list>
      <text:p text:style-name="P40"/>
      <text:p text:style-name="P42">La función recibe como parámetros la posición “i” de los dos arrays y el tamaño total del array.</text:p>
      <text:p text:style-name="P42"/>
      <text:p text:style-name="P43">A continuación el código de la función comentado:</text:p>
      <text:p text:style-name="P43"/>
      <text:p text:style-name="P43"><text:s text:c="5"/><text:span text:style-name="T24"><text:s text:c="3"/>float z = 0.0f, fres = 0.0f;<text:tab/><text:tab/><text:tab/><text:tab/></text:span></text:p>
      <text:p text:style-name="P46"><text:s text:c="8"/></text:p>
      <text:p text:style-name="P46"><text:s text:c="8"/>if ((size / 4) != 0) {<text:tab/><text:tab/><text:tab/><text:tab/><text:tab/>// <text:span text:style-name="T28">inicialización</text:span></text:p>
      <text:p text:style-name="P46"><text:s text:c="16"/>const float* pa = a;<text:tab/><text:tab/><text:tab/><text:tab/>// <text:span text:style-name="T25">guarda la posicion de “a”</text:span></text:p>
      <text:p text:style-name="P46"><text:s text:c="16"/>const float* pb = b;<text:tab/><text:tab/><text:tab/><text:tab/>// <text:span text:style-name="T25">guarda la posicion de “b”</text:span></text:p>
      <text:p text:style-name="P46"><text:s text:c="16"/>__asm {</text:p>
      <text:p text:style-name="P46"><text:s text:c="24"/>movss <text:s text:c="2"/>xmm0, xmmword ptr[z]<text:tab/><text:tab/>// <text:span text:style-name="T25">xmm0 = </text:span><text:span text:style-name="T27">[z]</text:span></text:p>
      <text:p text:style-name="P46"><text:s text:c="16"/>}</text:p>
      <text:p text:style-name="P46"><text:s text:c="16"/>for (unsigned int i = 0; i &lt; size / 4; i++) {<text:tab/>// <text:span text:style-name="T28">cálculo</text:span></text:p>
      <text:p text:style-name="P46"><text:s text:c="24"/>__asm {</text:p>
      <text:p text:style-name="P46"><text:s text:c="32"/>mov <text:s text:c="4"/>eax, dword ptr[pa]<text:tab/><text:tab/>// <text:span text:style-name="T25">eax = pa</text:span></text:p>
      <text:p text:style-name="P46"><text:s text:c="32"/>mov <text:s text:c="4"/>ebx, dword ptr[pb]<text:tab/><text:tab/><text:span text:style-name="T25">// ebx = pb</text:span></text:p>
      <text:p text:style-name="P46"><text:s text:c="32"/>movups <text:s/>xmm1, [eax]<text:tab/><text:tab/><text:tab/><text:span text:style-name="T25">// xmm1 = valor de pa</text:span></text:p>
      <text:p text:style-name="P46"><text:s text:c="32"/>movups <text:s/>xmm2, [ebx]<text:tab/><text:tab/><text:tab/>// <text:span text:style-name="T25">xmm2 = valor de pb</text:span></text:p>
      <text:p text:style-name="P46"><text:s text:c="32"/>mulps <text:s text:c="2"/>xmm1, xmm2<text:tab/><text:tab/><text:tab/>// <text:span text:style-name="T25">xmm1 = xmm1 * xmm2</text:span></text:p>
      <text:p text:style-name="P46"><text:s text:c="32"/>addps <text:s text:c="2"/>xmm0, xmm1<text:tab/><text:tab/><text:tab/>// <text:span text:style-name="T25">xmm0 = xmm0 + xmm1</text:span></text:p>
      <text:p text:style-name="P46"><text:s text:c="24"/>}</text:p>
      <text:p text:style-name="P46"><text:s text:c="24"/>pa += 4;</text:p>
      <text:p text:style-name="P46"><text:s text:c="24"/>pb += 4;</text:p>
      <text:p text:style-name="P46"><text:s text:c="16"/>} <text:s/></text:p>
      <text:p text:style-name="P46"><text:s text:c="16"/>__asm {</text:p>
      <text:p text:style-name="P46"><text:s text:c="24"/>haddps <text:s/>xmm0, xmm0<text:tab/><text:tab/><text:tab/>// <text:span text:style-name="T26">xmm0 = xmm0 + xmm0</text:span></text:p>
      <text:p text:style-name="P47"><text:s text:c="24"/>haddps <text:s/>xmm0, xmm0<text:tab/><text:tab/><text:tab/>// <text:span text:style-name="T26">xmm0 = xmm0 + xmm0</text:span></text:p>
      <text:p text:style-name="P46"><text:s text:c="24"/>movss <text:s text:c="2"/>dword ptr[fres], xmm0 <text:s text:c="17"/>// <text:span text:style-name="T26">valor fres = xmm0</text:span> </text:p>
      <text:p text:style-name="P46"><text:s text:c="16"/>} <text:s text:c="15"/></text:p>
      <text:p text:style-name="P46"><text:s text:c="8"/>}</text:p>
      <text:p text:style-name="P46"/>
      <text:p text:style-name="P46"><text:s text:c="8"/>return fres;</text:p>
      <text:p text:style-name="P46">}</text:p>
      <text:p text:style-name="P46"/>
      <text:p text:style-name="P43"/>
      <text:p text:style-name="P43"/>
      <text:p text:style-name="P43"><text:soft-page-break/></text:p>
      <text:p text:style-name="P40"/>
      <text:list xml:id="list154334135642396" text:continue-numbering="true" text:style-name="L4">
        <text:list-item>
          <text:p text:style-name="P68">¿Qué ganancia obtenemos con el algoritmo optimizado mediante extensiones SIMD con respecto al algoritmo secuencial? Realiza una batería de pruebas y muéstralo utilizando gráficas explicativas.</text:p>
        </text:list-item>
      </text:list>
      <text:p text:style-name="P40"/>
      <table:table table:name="Tabla4" table:style-name="Tabla4">
        <table:table-column table:style-name="Tabla4.A" table:number-columns-repeated="3"/>
        <table:table-column table:style-name="Tabla4.D"/>
        <table:table-row>
          <table:table-cell table:style-name="Tabla4.A1" office:value-type="string">
            <text:p text:style-name="P52">Data Type</text:p>
          </table:table-cell>
          <table:table-cell table:style-name="Tabla4.A1" office:value-type="string">
            <text:p text:style-name="P52"><text:span text:style-name="T29">Operation </text:span>Result</text:p>
          </table:table-cell>
          <table:table-cell table:style-name="Tabla4.A1" office:value-type="string">
            <text:p text:style-name="P52">Procesing Time (ms)</text:p>
          </table:table-cell>
          <table:table-cell table:style-name="Tabla4.D1" office:value-type="string">
            <text:p text:style-name="P53">Ganacia SEE/x</text:p>
          </table:table-cell>
        </table:table-row>
        <table:table-row>
          <table:table-cell table:style-name="Tabla4.A2" office:value-type="string">
            <text:p text:style-name="P55">Char</text:p>
          </table:table-cell>
          <table:table-cell table:style-name="Tabla4.A2" office:value-type="string">
            <text:p text:style-name="P55">86</text:p>
          </table:table-cell>
          <table:table-cell table:style-name="Tabla4.A2" office:value-type="string">
            <text:p text:style-name="P55">2</text:p>
          </table:table-cell>
          <table:table-cell table:style-name="Tabla4.D2" office:value-type="string">
            <text:p text:style-name="P57">-</text:p>
          </table:table-cell>
        </table:table-row>
        <table:table-row>
          <table:table-cell table:style-name="Tabla4.A2" office:value-type="string">
            <text:p text:style-name="P55">Shorts</text:p>
          </table:table-cell>
          <table:table-cell table:style-name="Tabla4.A2" office:value-type="string">
            <text:p text:style-name="P55">-31727</text:p>
          </table:table-cell>
          <table:table-cell table:style-name="Tabla4.A2" office:value-type="string">
            <text:p text:style-name="P55">2</text:p>
          </table:table-cell>
          <table:table-cell table:style-name="Tabla4.D2" table:number-rows-spanned="2" office:value-type="string">
            <text:p text:style-name="P55"/>
            <text:p text:style-name="P57">0</text:p>
          </table:table-cell>
        </table:table-row>
        <table:table-row>
          <table:table-cell table:style-name="Tabla4.A2" office:value-type="string">
            <text:p text:style-name="P55">Shorts <text:span text:style-name="T25">(SEE2)</text:span></text:p>
          </table:table-cell>
          <table:table-cell table:style-name="Tabla4.A2" office:value-type="string">
            <text:p text:style-name="P55">-31727</text:p>
          </table:table-cell>
          <table:table-cell table:style-name="Tabla4.A2" office:value-type="string">
            <text:p text:style-name="P55">0</text:p>
          </table:table-cell>
          <table:covered-table-cell/>
        </table:table-row>
        <table:table-row>
          <table:table-cell table:style-name="Tabla4.A2" office:value-type="string">
            <text:p text:style-name="P55">Int</text:p>
          </table:table-cell>
          <table:table-cell table:style-name="Tabla4.A2" office:value-type="string">
            <text:p text:style-name="P55">320653</text:p>
          </table:table-cell>
          <table:table-cell table:style-name="Tabla4.A2" office:value-type="string">
            <text:p text:style-name="P55">2</text:p>
          </table:table-cell>
          <table:table-cell table:style-name="Tabla4.D2" office:value-type="string">
            <text:p text:style-name="P57">-</text:p>
          </table:table-cell>
        </table:table-row>
        <table:table-row>
          <table:table-cell table:style-name="Tabla4.A2" office:value-type="string">
            <text:p text:style-name="P55">Float</text:p>
          </table:table-cell>
          <table:table-cell table:style-name="Tabla4.A2" office:value-type="string">
            <text:p text:style-name="P56">157361</text:p>
          </table:table-cell>
          <table:table-cell table:style-name="Tabla4.A2" office:value-type="string">
            <text:p text:style-name="P55">2</text:p>
          </table:table-cell>
          <table:table-cell table:style-name="Tabla4.D2" office:value-type="string">
            <text:p text:style-name="P57">-</text:p>
          </table:table-cell>
        </table:table-row>
        <table:table-row>
          <table:table-cell table:style-name="Tabla4.A2" office:value-type="string">
            <text:p text:style-name="P56">Int (SE2)</text:p>
          </table:table-cell>
          <table:table-cell table:style-name="Tabla4.A2" office:value-type="string">
            <text:p text:style-name="P56">157361</text:p>
          </table:table-cell>
          <table:table-cell table:style-name="Tabla4.A2" office:value-type="string">
            <text:p text:style-name="P55">1</text:p>
          </table:table-cell>
          <table:table-cell table:style-name="Tabla4.D2" office:value-type="string">
            <text:p text:style-name="P57">0.5</text:p>
          </table:table-cell>
        </table:table-row>
        <table:table-row>
          <table:table-cell table:style-name="Tabla4.A2" office:value-type="string">
            <text:p text:style-name="P56">sse3 assembly</text:p>
          </table:table-cell>
          <table:table-cell table:style-name="Tabla4.A2" office:value-type="string">
            <text:p text:style-name="P56">157361</text:p>
          </table:table-cell>
          <table:table-cell table:style-name="Tabla4.A2" office:value-type="string">
            <text:p text:style-name="P55">0</text:p>
          </table:table-cell>
          <table:table-cell table:style-name="Tabla4.D2" office:value-type="string">
            <text:p text:style-name="P57">0</text:p>
          </table:table-cell>
        </table:table-row>
        <table:table-row table:style-name="Tabla4.9">
          <table:table-cell table:style-name="Tabla4.A2" office:value-type="string">
            <text:p text:style-name="P56">double</text:p>
          </table:table-cell>
          <table:table-cell table:style-name="Tabla4.A2" office:value-type="string">
            <text:p text:style-name="P56">319812</text:p>
          </table:table-cell>
          <table:table-cell table:style-name="Tabla4.A2" office:value-type="string">
            <text:p text:style-name="P55">2</text:p>
          </table:table-cell>
          <table:table-cell table:style-name="Tabla4.D2" office:value-type="string">
            <text:p text:style-name="P57">-</text:p>
          </table:table-cell>
        </table:table-row>
      </table:table>
      <table:table table:name="Tabla5" table:style-name="Tabla5">
        <table:table-column table:style-name="Tabla5.A" table:number-columns-repeated="3"/>
        <table:table-column table:style-name="Tabla5.D"/>
        <table:table-row table:style-name="Tabla5.1">
          <table:table-cell table:style-name="Tabla5.A1" office:value-type="string">
            <text:p text:style-name="P56">Double (SEE2)</text:p>
          </table:table-cell>
          <table:table-cell table:style-name="Tabla5.A1" office:value-type="string">
            <text:p text:style-name="P56">319812</text:p>
          </table:table-cell>
          <table:table-cell table:style-name="Tabla5.A1" office:value-type="string">
            <text:p text:style-name="P55">2</text:p>
          </table:table-cell>
          <table:table-cell table:style-name="Tabla5.D1" office:value-type="string">
            <text:p text:style-name="P57">1</text:p>
          </table:table-cell>
        </table:table-row>
      </table:table>
      <text:p text:style-name="P1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ccccc" officeooo:rsid="001ca472" officeooo:paragraph-rsid="001ca472"/>
    </style:style>
    <style:style style:name="MT1" style:family="text">
      <style:text-properties fo:color="#0000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rquitectura de los Computadores<text:tab/><text:tab/>Fase-III</text:p>
      </style:header>
      <style:footer>
        <text:p text:style-name="Footer"><text:tab/><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13:31:36.111000000</meta:creation-date>
    <dc:date>2017-05-29T15:43:32.955292586</dc:date>
    <meta:editing-duration>PT2H50M34S</meta:editing-duration>
    <meta:editing-cycles>39</meta:editing-cycles>
    <meta:generator>LibreOffice/5.2.7.2$Linux_X86_64 LibreOffice_project/20m0$Build-2</meta:generator>
    <meta:document-statistic meta:table-count="5" meta:image-count="0" meta:object-count="0" meta:page-count="7" meta:paragraph-count="215" meta:word-count="1200" meta:character-count="7501" meta:non-whitespace-character-count="5821"/>
  </office:meta>
</office:document-meta>
</file>